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0046" number:language="en" number:country="US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0046"/>
    <style:style style:name="ce2" style:family="table-cell" style:parent-style-name="Default" style:data-style-name="N46"/>
    <style:style style:name="ce3" style:family="table-cell" style:parent-style-name="Default" style:data-style-name="N41">
      <style:text-properties style:font-name="Liberation Sans" style:font-name-asian="WenQuanYi Micro Hei" style:font-name-complex="FreeSans"/>
    </style:style>
    <style:style style:name="ce4" style:family="table-cell" style:parent-style-name="Default">
      <style:text-properties style:font-name="Liberation Sans" style:font-name-asian="WenQuanYi Micro Hei" style:font-name-complex="FreeSans"/>
    </style:style>
    <style:style style:name="ce5" style:family="table-cell" style:parent-style-name="Default" style:data-style-name="N45"/>
  </office:automatic-styles>
  <office:body>
    <office:spreadsheet>
      <table:table table:name="Fo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row table:style-name="ro1" table:number-rows-repeated="5"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office:value-type="string" calcext:value-type="string">
            <text:p>Teste LLP</text:p>
          </table:table-cell>
          <table:table-cell table:style-name="Default" office:value-type="string" calcext:value-type="string">
            <text:p>250k</text:p>
          </table:table-cell>
          <table:table-cell table:style-name="Default" office:value-type="string" calcext:value-type="string">
            <text:p>500k</text:p>
          </table:table-cell>
          <table:table-cell table:style-name="Default" office:value-type="string" calcext:value-type="string">
            <text:p>750k</text:p>
          </table:table-cell>
          <table:table-cell table:style-name="Default" office:value-type="string" calcext:value-type="string">
            <text:p>1000k</text:p>
          </table:table-cell>
          <table:table-cell table:style-name="Default" office:value-type="string" calcext:value-type="string">
            <text:p>Twitter - 1</text:p>
          </table:table-cell>
          <table:table-cell office:value-type="string" calcext:value-type="string">
            <text:p>Twitter - 2</text:p>
          </table:table-cell>
        </table:table-row>
        <table:table-row table:style-name="ro1">
          <table:table-cell table:number-columns-repeated="6"/>
          <table:table-cell office:value-type="time" office:time-value="PT00H13M12.794S" calcext:value-type="time">
            <text:p>00:13:12,79</text:p>
          </table:table-cell>
          <table:table-cell office:value-type="time" office:time-value="PT00H24M19.298S" calcext:value-type="time">
            <text:p>00:24:19,30</text:p>
          </table:table-cell>
          <table:table-cell office:value-type="time" office:time-value="PT00H37M26.895S" calcext:value-type="time">
            <text:p>00:37:26,90</text:p>
          </table:table-cell>
          <table:table-cell office:value-type="time" office:time-value="PT00H52M13.312S" calcext:value-type="time">
            <text:p>00:52:13,31</text:p>
          </table:table-cell>
          <table:table-cell office:value-type="time" office:time-value="PT00H27M14.325S" calcext:value-type="time">
            <text:p>00:27:14,33</text:p>
          </table:table-cell>
          <table:table-cell table:style-name="ce5" office:value-type="time" office:time-value="PT00H20M45.602S" calcext:value-type="time">
            <text:p>20:45,60</text:p>
          </table:table-cell>
        </table:table-row>
        <table:table-row table:style-name="ro1">
          <table:table-cell table:number-columns-repeated="6"/>
          <table:table-cell office:value-type="time" office:time-value="PT00H13M20.735S" calcext:value-type="time">
            <text:p>00:13:20,74</text:p>
          </table:table-cell>
          <table:table-cell office:value-type="time" office:time-value="PT00H24M08.237S" calcext:value-type="time">
            <text:p>00:24:08,24</text:p>
          </table:table-cell>
          <table:table-cell office:value-type="time" office:time-value="PT00H38M08.447S" calcext:value-type="time">
            <text:p>00:38:08,45</text:p>
          </table:table-cell>
          <table:table-cell office:value-type="time" office:time-value="PT00H51M54.795S" calcext:value-type="time">
            <text:p>00:51:54,80</text:p>
          </table:table-cell>
          <table:table-cell office:value-type="time" office:time-value="PT00H28M49.133S" calcext:value-type="time">
            <text:p>00:28:49,13</text:p>
          </table:table-cell>
          <table:table-cell table:style-name="ce2" office:value-type="time" office:time-value="PT00H15M54.53S" calcext:value-type="time">
            <text:p>00:15:54,53</text:p>
          </table:table-cell>
        </table:table-row>
        <table:table-row table:style-name="ro1">
          <table:table-cell table:number-columns-repeated="6"/>
          <table:table-cell office:value-type="time" office:time-value="PT00H17M12.693S" calcext:value-type="time">
            <text:p>00:17:12,69</text:p>
          </table:table-cell>
          <table:table-cell office:value-type="time" office:time-value="PT00H27M49.4S" calcext:value-type="time">
            <text:p>00:27:49,40</text:p>
          </table:table-cell>
          <table:table-cell office:value-type="time" office:time-value="PT00H38M10.798S" calcext:value-type="time">
            <text:p>00:38:10,80</text:p>
          </table:table-cell>
          <table:table-cell office:value-type="time" office:time-value="PT01H03M50.933S" calcext:value-type="time">
            <text:p>01:03:50,93</text:p>
          </table:table-cell>
          <table:table-cell office:value-type="time" office:time-value="PT00H27M00.26S" calcext:value-type="time">
            <text:p>00:27:00,26</text:p>
          </table:table-cell>
          <table:table-cell table:style-name="ce2" office:value-type="time" office:time-value="PT00H25M10.763S" calcext:value-type="time">
            <text:p>00:25:10,76</text:p>
          </table:table-cell>
        </table:table-row>
        <table:table-row table:style-name="ro1">
          <table:table-cell table:number-columns-repeated="6"/>
          <table:table-cell office:value-type="time" office:time-value="PT00H13M12.063S" calcext:value-type="time">
            <text:p>00:13:12,06</text:p>
          </table:table-cell>
          <table:table-cell office:value-type="time" office:time-value="PT00H27M42.219S" calcext:value-type="time">
            <text:p>00:27:42,22</text:p>
          </table:table-cell>
          <table:table-cell office:value-type="time" office:time-value="PT00H37M55.531S" calcext:value-type="time">
            <text:p>00:37:55,53</text:p>
          </table:table-cell>
          <table:table-cell office:value-type="time" office:time-value="PT01H04M37.231S" calcext:value-type="time">
            <text:p>01:04:37,23</text:p>
          </table:table-cell>
          <table:table-cell office:value-type="time" office:time-value="PT00H27M21.363S" calcext:value-type="time">
            <text:p>00:27:21,36</text:p>
          </table:table-cell>
          <table:table-cell table:style-name="ce2" office:value-type="time" office:time-value="PT00H24M16.901S" calcext:value-type="time">
            <text:p>00:24:16,90</text:p>
          </table:table-cell>
        </table:table-row>
        <table:table-row table:style-name="ro1">
          <table:table-cell table:number-columns-repeated="6"/>
          <table:table-cell office:value-type="time" office:time-value="PT00H13M12.884S" calcext:value-type="time">
            <text:p>00:13:12,88</text:p>
          </table:table-cell>
          <table:table-cell office:value-type="time" office:time-value="PT00H23M35.698S" calcext:value-type="time">
            <text:p>00:23:35,70</text:p>
          </table:table-cell>
          <table:table-cell office:value-type="time" office:time-value="PT00H46M00.205S" calcext:value-type="time">
            <text:p>00:46:00,21</text:p>
          </table:table-cell>
          <table:table-cell office:value-type="time" office:time-value="PT01H04M32.71S" calcext:value-type="time">
            <text:p>01:04:32,71</text:p>
          </table:table-cell>
          <table:table-cell office:value-type="time" office:time-value="PT00H27M09.38S" calcext:value-type="time">
            <text:p>00:27:09,38</text:p>
          </table:table-cell>
          <table:table-cell table:style-name="ce2" office:value-type="time" office:time-value="PT00H25M13.48S" calcext:value-type="time">
            <text:p>00:25:13,4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:.G11])" office:value-type="time" office:time-value="PT00H14M02.2338S" calcext:value-type="time">
            <text:p>00:14:02,23</text:p>
          </table:table-cell>
          <table:table-cell table:formula="of:=AVERAGE([.H7:.H11])" office:value-type="time" office:time-value="PT00H25M30.9704S" calcext:value-type="time">
            <text:p>00:25:30,97</text:p>
          </table:table-cell>
          <table:table-cell table:formula="of:=AVERAGE([.I7:.I11])" office:value-type="time" office:time-value="PT00H39M32.3752S" calcext:value-type="time">
            <text:p>00:39:32,38</text:p>
          </table:table-cell>
          <table:table-cell table:formula="of:=AVERAGE([.J7:.J11])" office:value-type="time" office:time-value="PT00H59M25.7962S" calcext:value-type="time">
            <text:p>00:59:25,80</text:p>
          </table:table-cell>
          <table:table-cell table:formula="of:=AVERAGE([.K7:.K11])" office:value-type="time" office:time-value="PT00H27M30.8922S" calcext:value-type="time">
            <text:p>00:27:30,89</text:p>
          </table:table-cell>
          <table:table-cell table:style-name="ce2" table:formula="of:=AVERAGE([.L7:.L11])" office:value-type="time" office:time-value="PT00H22M16.2552S" calcext:value-type="time">
            <text:p>00:22:16,2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gundo</text:p>
          </table:table-cell>
          <table:table-cell table:style-name="Default" table:formula="of:=SECOND([.G12])+MINUTE([.G12]) * 60" office:value-type="float" office:value="842" calcext:value-type="float">
            <text:p>842</text:p>
          </table:table-cell>
          <table:table-cell table:style-name="Default" table:formula="of:=SECOND([.H12])+MINUTE([.H12]) * 60" office:value-type="float" office:value="1531" calcext:value-type="float">
            <text:p>1531</text:p>
          </table:table-cell>
          <table:table-cell table:style-name="Default" table:formula="of:=SECOND([.I12])+MINUTE([.I12]) * 60" office:value-type="float" office:value="2372" calcext:value-type="float">
            <text:p>2372</text:p>
          </table:table-cell>
          <table:table-cell table:style-name="Default" table:formula="of:=SECOND([.J12])+MINUTE([.J12]) * 60" office:value-type="float" office:value="3566" calcext:value-type="float">
            <text:p>3566</text:p>
          </table:table-cell>
          <table:table-cell table:style-name="Default" table:formula="of:=SECOND([.K12])+MINUTE([.K12]) * 60" office:value-type="float" office:value="1651" calcext:value-type="float">
            <text:p>1651</text:p>
          </table:table-cell>
          <table:table-cell table:formula="of:=SECOND([.L12])+MINUTE([.L12]) * 60" office:value-type="float" office:value="1336" calcext:value-type="float">
            <text:p>1336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5"/>
          <table:table-cell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Teste LLP paralelo</text:p>
          </table:table-cell>
          <table:table-cell table:style-name="Default" office:value-type="string" calcext:value-type="string">
            <text:p>250k</text:p>
          </table:table-cell>
          <table:table-cell office:value-type="string" calcext:value-type="string">
            <text:p>500k</text:p>
          </table:table-cell>
          <table:table-cell table:style-name="Default" office:value-type="string" calcext:value-type="string">
            <text:p>750k</text:p>
          </table:table-cell>
          <table:table-cell table:style-name="Default" office:value-type="string" calcext:value-type="string">
            <text:p>1000k</text:p>
          </table:table-cell>
          <table:table-cell table:style-name="Default" office:value-type="string" calcext:value-type="string">
            <text:p>Twitter - 1</text:p>
          </table:table-cell>
          <table:table-cell office:value-type="string" calcext:value-type="string">
            <text:p>Twitter - 2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float" office:value="1" calcext:value-type="float">
            <text:p>1</text:p>
          </table:table-cell>
          <table:table-cell office:value-type="time" office:time-value="PT00H00M24.544S" calcext:value-type="time">
            <text:p>00:00:24,54</text:p>
          </table:table-cell>
          <table:table-cell office:value-type="time" office:time-value="PT00H00M58.425S" calcext:value-type="time">
            <text:p>00:00:58,43</text:p>
          </table:table-cell>
          <table:table-cell office:value-type="time" office:time-value="PT00H01M49.099S" calcext:value-type="time">
            <text:p>00:01:49,10</text:p>
          </table:table-cell>
          <table:table-cell office:value-type="time" office:time-value="PT00H03M05.538S" calcext:value-type="time">
            <text:p>00:03:05,54</text:p>
          </table:table-cell>
          <table:table-cell office:value-type="time" office:time-value="PT00H00M13.718S" calcext:value-type="time">
            <text:p>00:00:13,72</text:p>
          </table:table-cell>
          <table:table-cell table:style-name="ce2" office:value-type="time" office:time-value="PT00H00M35.041S" calcext:value-type="time">
            <text:p>00:00:35,04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float" office:value="2" calcext:value-type="float">
            <text:p>2</text:p>
          </table:table-cell>
          <table:table-cell office:value-type="time" office:time-value="PT00H00M22.815S" calcext:value-type="time">
            <text:p>00:00:22,82</text:p>
          </table:table-cell>
          <table:table-cell office:value-type="time" office:time-value="PT00H00M55.524S" calcext:value-type="time">
            <text:p>00:00:55,52</text:p>
          </table:table-cell>
          <table:table-cell office:value-type="time" office:time-value="PT00H02M05.092S" calcext:value-type="time">
            <text:p>00:02:05,09</text:p>
          </table:table-cell>
          <table:table-cell office:value-type="time" office:time-value="PT00H03M06.432S" calcext:value-type="time">
            <text:p>00:03:06,43</text:p>
          </table:table-cell>
          <table:table-cell office:value-type="time" office:time-value="PT00H00M14.575S" calcext:value-type="time">
            <text:p>00:00:14,58</text:p>
          </table:table-cell>
          <table:table-cell table:style-name="ce2" office:value-type="time" office:time-value="PT00H00M36.161S" calcext:value-type="time">
            <text:p>00:00:36,16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float" office:value="3" calcext:value-type="float">
            <text:p>3</text:p>
          </table:table-cell>
          <table:table-cell office:value-type="time" office:time-value="PT00H00M24.755S" calcext:value-type="time">
            <text:p>00:00:24,76</text:p>
          </table:table-cell>
          <table:table-cell office:value-type="time" office:time-value="PT00H01M00.431S" calcext:value-type="time">
            <text:p>00:01:00,43</text:p>
          </table:table-cell>
          <table:table-cell office:value-type="time" office:time-value="PT00H01M52.649S" calcext:value-type="time">
            <text:p>00:01:52,65</text:p>
          </table:table-cell>
          <table:table-cell office:value-type="time" office:time-value="PT00H03M08.019S" calcext:value-type="time">
            <text:p>00:03:08,02</text:p>
          </table:table-cell>
          <table:table-cell office:value-type="time" office:time-value="PT00H00M14.799S" calcext:value-type="time">
            <text:p>00:00:14,80</text:p>
          </table:table-cell>
          <table:table-cell table:style-name="ce2" office:value-type="time" office:time-value="PT00H00M36.015S" calcext:value-type="time">
            <text:p>00:00:36,02</text:p>
          </table:table-cell>
        </table:table-row>
        <table:table-row table:style-name="ro1">
          <table:table-cell table:number-columns-repeated="4"/>
          <table:table-cell table:style-name="ce1"/>
          <table:table-cell office:value-type="float" office:value="4" calcext:value-type="float">
            <text:p>4</text:p>
          </table:table-cell>
          <table:table-cell office:value-type="time" office:time-value="PT00H00M24.36S" calcext:value-type="time">
            <text:p>00:00:24,36</text:p>
          </table:table-cell>
          <table:table-cell office:value-type="time" office:time-value="PT00H01M03.41S" calcext:value-type="time">
            <text:p>00:01:03,41</text:p>
          </table:table-cell>
          <table:table-cell office:value-type="time" office:time-value="PT00H01M53.765S" calcext:value-type="time">
            <text:p>00:01:53,77</text:p>
          </table:table-cell>
          <table:table-cell office:value-type="time" office:time-value="PT00H03M08.305S" calcext:value-type="time">
            <text:p>00:03:08,31</text:p>
          </table:table-cell>
          <table:table-cell office:value-type="time" office:time-value="PT00H00M14.148S" calcext:value-type="time">
            <text:p>00:00:14,15</text:p>
          </table:table-cell>
          <table:table-cell table:style-name="ce2" office:value-type="time" office:time-value="PT00H00M36.316S" calcext:value-type="time">
            <text:p>00:00:36,3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time" office:time-value="PT00H00M22.528S" calcext:value-type="time">
            <text:p>00:00:22,53</text:p>
          </table:table-cell>
          <table:table-cell office:value-type="time" office:time-value="PT00H00M58.785S" calcext:value-type="time">
            <text:p>00:00:58,79</text:p>
          </table:table-cell>
          <table:table-cell office:value-type="time" office:time-value="PT00H01M56.915S" calcext:value-type="time">
            <text:p>00:01:56,92</text:p>
          </table:table-cell>
          <table:table-cell office:value-type="time" office:time-value="PT00H03M05.695S" calcext:value-type="time">
            <text:p>00:03:05,70</text:p>
          </table:table-cell>
          <table:table-cell office:value-type="time" office:time-value="PT00H00M14.109S" calcext:value-type="time">
            <text:p>00:00:14,11</text:p>
          </table:table-cell>
          <table:table-cell table:style-name="ce2" office:value-type="time" office:time-value="PT00H00M37.056S" calcext:value-type="time">
            <text:p>00:00:37,06</text:p>
          </table:table-cell>
        </table:table-row>
        <table:table-row table:style-name="ro1">
          <table:table-cell table:number-columns-repeated="6"/>
          <table:table-cell table:style-name="ce3" table:formula="of:=AVERAGE([.G17:.G21])" office:value-type="time" office:time-value="PT00H00M23.8004S" calcext:value-type="time">
            <text:p>00:00:24</text:p>
          </table:table-cell>
          <table:table-cell table:style-name="ce3" table:formula="of:=AVERAGE([.H17:.H21])" office:value-type="time" office:time-value="PT00H00M59.315S" calcext:value-type="time">
            <text:p>00:00:59</text:p>
          </table:table-cell>
          <table:table-cell table:style-name="ce3" table:formula="of:=AVERAGE([.I17:.I21])" office:value-type="time" office:time-value="PT00H01M55.504S" calcext:value-type="time">
            <text:p>00:01:56</text:p>
          </table:table-cell>
          <table:table-cell table:style-name="ce3" table:formula="of:=AVERAGE([.J17:.J21])" office:value-type="time" office:time-value="PT00H03M06.7978S" calcext:value-type="time">
            <text:p>00:03:07</text:p>
          </table:table-cell>
          <table:table-cell table:style-name="ce3" table:formula="of:=AVERAGE([.K17:.K21])" office:value-type="time" office:time-value="PT00H00M14.2698S" calcext:value-type="time">
            <text:p>00:00:14</text:p>
          </table:table-cell>
          <table:table-cell table:style-name="ce3" table:formula="of:=AVERAGE([.L17:.L21])" office:value-type="time" office:time-value="PT00H00M36.1178S" calcext:value-type="time">
            <text:p>00:00:36</text:p>
          </table:table-cell>
        </table:table-row>
        <table:table-row table:style-name="ro1">
          <table:table-cell table:number-columns-repeated="6"/>
          <table:table-cell table:style-name="ce4" table:formula="of:=SECOND([.G22])+MINUTE([.G22]) * 60" office:value-type="float" office:value="24" calcext:value-type="float">
            <text:p>24</text:p>
          </table:table-cell>
          <table:table-cell table:style-name="ce4" table:formula="of:=SECOND([.H22])+MINUTE([.H22]) * 60" office:value-type="float" office:value="59" calcext:value-type="float">
            <text:p>59</text:p>
          </table:table-cell>
          <table:table-cell table:style-name="ce4" table:formula="of:=SECOND([.I22])+MINUTE([.I22]) * 60" office:value-type="float" office:value="116" calcext:value-type="float">
            <text:p>116</text:p>
          </table:table-cell>
          <table:table-cell table:style-name="ce4" table:formula="of:=SECOND([.J22])+MINUTE([.J22]) * 60" office:value-type="float" office:value="187" calcext:value-type="float">
            <text:p>187</text:p>
          </table:table-cell>
          <table:table-cell table:style-name="ce4" table:formula="of:=SECOND([.K22])+MINUTE([.K22]) * 60" office:value-type="float" office:value="14" calcext:value-type="float">
            <text:p>14</text:p>
          </table:table-cell>
          <table:table-cell table:style-name="ce4" table:formula="of:=SECOND([.L22])+MINUTE([.L22]) * 60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-00-0000</text:date>, <text:time style:data-style-name="N2" text:time-value="17:54:07.0741515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4-07-14T15:19:22.538814425</meta:creation-date>
    <dc:date>2014-07-21T18:00:03.013586027</dc:date>
    <dc:creator>andre </dc:creator>
    <meta:editing-duration>PT9M44S</meta:editing-duration>
    <meta:editing-cycles>3</meta:editing-cycles>
    <meta:generator>LibreOffice/4.2.4.2$Linux_X86_64 LibreOffice_project/420m0$Build-2</meta:generator>
    <meta:document-statistic meta:table-count="1" meta:cell-count="105" meta:object-count="0"/>
  </office:meta>
</office:document-meta>
</file>